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7.2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f178f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0f178f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ooter">
      <style:paragraph-properties fo:text-align="end" style:justify-single-word="false"/>
      <style:text-properties style:font-name="Verdana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0d88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20"><text:placeholder text:placeholder-type="text">&lt;setLang('it_IT')&gt;</text:placeholder></text:p>
      <text:p text:style-name="P20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6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7">Prodotto: </text:p>
            <text:p text:style-name="P28">[<text:placeholder text:placeholder-type="text">&lt;o.product.default_code&gt;</text:placeholder>]</text:p>
            <text:p text:style-name="P28"><text:placeholder text:placeholder-type="text">&lt;o.product.name&gt;</text:placeholder></text:p>
          </table:table-cell>
          <table:table-cell table:style-name="Tabella1.A2" office:value-type="string">
            <text:p text:style-name="P7">Impianto:</text:p>
            <text:p text:style-name="P28"><text:placeholder text:placeholder-type="text">&lt;o.workcenter_id.name or ""&gt;</text:placeholder></text:p>
          </table:table-cell>
          <table:table-cell table:style-name="Tabella1.D2" office:value-type="string">
            <text:p text:style-name="P7">Data:</text:p>
            <text:p text:style-name="P2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1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5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/text:p>
          </table:table-cell>
          <table:table-cell table:style-name="Tabella2.A3" office:value-type="string">
            <text:p text:style-name="P30"><text:placeholder text:placeholder-type="text">&lt;material.quantity / o.cycle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6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o.cycle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3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2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7">[<text:placeholder text:placeholder-type="text">&lt;o.product.default_code&gt;</text:placeholder>]</text:p>
            <text:p text:style-name="P27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7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production_id.order_lines_ids&quot;&gt;">starts for loop item objects</text:text-input></text:p>
            <text:p text:style-name="P1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5"><text:text-input text:description="&lt;for each=&quot;ol in o.production_id.package_ids&quot;&gt;">starts for loop item objects</text:text-input></text:p>
            <text:p text:style-name="P1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3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1">Legenda: Q.C.P. = Quality Control Passed</text:p>
      <text:p text:style-name="P16"><text:placeholder text:placeholder-type="text">&lt;if test="len(objects)&gt;1 and o.id!=objects[-1].id"&gt;</text:placeholder></text:p>
      <text:p text:style-name="P37"/>
      <text:p text:style-name="P25"><text:placeholder text:placeholder-type="text">&lt;/if&gt;</text:placeholder></text:p>
      <text:p text:style-name="P2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6T15:34:55.934975699</dc:date>
    <meta:editing-duration>P1DT15H47M31S</meta:editing-duration>
    <meta:editing-cycles>263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7" meta:word-count="194" meta:character-count="2022" meta:non-whitespace-character-count="1913"/>
    <meta:user-defined meta:name="Info 1"/>
    <meta:user-defined meta:name="Info 2"/>
    <meta:user-defined meta:name="Info 3"/>
    <meta:user-defined meta:name="Info 4"/>
  </office:meta>
</office:document-meta>
</file>